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0.997cm" style:rel-column-width="3731*"/>
    </style:style>
    <style:style style:name="Таблица2.B" style:family="table-column">
      <style:table-column-properties style:column-width="8.502cm" style:rel-column-width="31836*"/>
    </style:style>
    <style:style style:name="Таблица2.C" style:family="table-column">
      <style:table-column-properties style:column-width="2.713cm" style:rel-column-width="10158*"/>
    </style:style>
    <style:style style:name="Таблица2.D" style:family="table-column">
      <style:table-column-properties style:column-width="5.29cm" style:rel-column-width="198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689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Таблица1.A" style:family="table-column">
      <style:table-column-properties style:column-width="2.187cm"/>
    </style:style>
    <style:style style:name="Таблица1.B" style:family="table-column">
      <style:table-column-properties style:column-width="3.826cm"/>
    </style:style>
    <style:style style:name="Таблица1.C" style:family="table-column">
      <style:table-column-properties style:column-width="2.478cm"/>
    </style:style>
    <style:style style:name="Таблица1.D" style:family="table-column">
      <style:table-column-properties style:column-width="5.002cm"/>
    </style:style>
    <style:style style:name="Таблица1.E" style:family="table-column">
      <style:table-column-properties style:column-width="4.209cm"/>
    </style:style>
    <style:style style:name="Таблица1.F" style:family="table-column">
      <style:table-column-properties style:column-width="5.484cm"/>
    </style:style>
    <style:style style:name="Таблица1.G" style:family="table-column">
      <style:table-column-properties style:column-width="2.5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background-color="transparent" fo:keep-together="auto">
        <style:background-image/>
      </style:table-row-properties>
    </style:style>
    <style:style style:name="Таблица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style:min-row-height="0.208cm" fo:background-color="transparent" fo:keep-together="auto">
        <style:background-image/>
      </style:table-row-properties>
    </style:style>
    <style:style style:name="Таблица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85cm" fo:margin-left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Таблица4.A" style:family="table-column">
      <style:table-column-properties style:column-width="1.935cm"/>
    </style:style>
    <style:style style:name="Таблица4.B" style:family="table-column">
      <style:table-column-properties style:column-width="4.053cm"/>
    </style:style>
    <style:style style:name="Таблица4.C" style:family="table-column">
      <style:table-column-properties style:column-width="5.196cm"/>
    </style:style>
    <style:style style:name="Таблица4.D" style:family="table-column">
      <style:table-column-properties style:column-width="4.401cm"/>
    </style:style>
    <style:style style:name="Таблица4.E" style:family="table-column">
      <style:table-column-properties style:column-width="3.2cm"/>
    </style:style>
    <style:style style:name="Таблица4.F" style:family="table-column">
      <style:table-column-properties style:column-width="3.926cm"/>
    </style:style>
    <style:style style:name="Таблица4.G" style:family="table-column">
      <style:table-column-properties style:column-width="3.073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style:min-row-height="5.154cm" fo:background-color="transparent" fo:keep-together="auto">
        <style:background-image/>
      </style:table-row-properties>
    </style:style>
    <style:style style:name="Таблица4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5.785cm" fo:margin-left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Таблица3.A" style:family="table-column">
      <style:table-column-properties style:column-width="1.935cm"/>
    </style:style>
    <style:style style:name="Таблица3.B" style:family="table-column">
      <style:table-column-properties style:column-width="4.053cm"/>
    </style:style>
    <style:style style:name="Таблица3.C" style:family="table-column">
      <style:table-column-properties style:column-width="5.196cm"/>
    </style:style>
    <style:style style:name="Таблица3.D" style:family="table-column">
      <style:table-column-properties style:column-width="4.401cm"/>
    </style:style>
    <style:style style:name="Таблица3.E" style:family="table-column">
      <style:table-column-properties style:column-width="3.2cm"/>
    </style:style>
    <style:style style:name="Таблица3.F" style:family="table-column">
      <style:table-column-properties style:column-width="3.926cm"/>
    </style:style>
    <style:style style:name="Таблица3.G" style:family="table-column">
      <style:table-column-properties style:column-width="3.073cm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5.154cm" fo:background-color="transparent" fo:keep-together="auto">
        <style:background-image/>
      </style:table-row-properties>
    </style:style>
    <style:style style:name="Таблица3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Text_20_body">
      <style:text-properties officeooo:rsid="007a317a" officeooo:paragraph-rsid="007a317a"/>
    </style:style>
    <style:style style:name="P17" style:family="paragraph" style:parent-style-name="Text_20_body">
      <style:text-properties officeooo:rsid="007a317a" officeooo:paragraph-rsid="007c5c6e"/>
    </style:style>
    <style:style style:name="P18" style:family="paragraph" style:parent-style-name="Text_20_body">
      <style:text-properties officeooo:paragraph-rsid="00673f95"/>
    </style:style>
    <style:style style:name="P19" style:family="paragraph" style:parent-style-name="Заголовок_20_1_20_титул">
      <style:text-properties fo:letter-spacing="-0.004cm" officeooo:rsid="007a317a" officeooo:paragraph-rsid="007a317a"/>
    </style:style>
    <style:style style:name="P20" style:family="paragraph" style:parent-style-name="Text_20_body">
      <style:text-properties officeooo:rsid="007c5c6e" officeooo:paragraph-rsid="007c5c6e"/>
    </style:style>
    <style:style style:name="P21" style:family="paragraph" style:parent-style-name="Text_20_body">
      <style:text-properties officeooo:paragraph-rsid="00862373"/>
    </style:style>
    <style:style style:name="P2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80e724" officeooo:paragraph-rsid="0080e724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rame_20_contents">
      <style:paragraph-properties fo:text-align="justify" style:justify-single-word="false"/>
    </style:style>
    <style:style style:name="P25" style:family="paragraph" style:parent-style-name="Heading_20_2" style:master-page-name="Standard">
      <style:paragraph-properties style:page-number="auto" fo:break-before="page"/>
    </style:style>
    <style:style style:name="P26" style:family="paragraph" style:parent-style-name="Heading_20_2" style:master-page-name="Standard">
      <style:paragraph-properties style:page-number="auto"/>
    </style:style>
    <style:style style:name="P27" style:family="paragraph" style:parent-style-name="Heading_20_2">
      <style:text-properties officeooo:paragraph-rsid="008240e0"/>
    </style:style>
    <style:style style:name="P28" style:family="paragraph" style:parent-style-name="Heading_20_2" style:list-style-name="L1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a2c1be"/>
    </style:style>
    <style:style style:name="P29" style:family="paragraph" style:parent-style-name="Heading_20_2">
      <style:text-properties officeooo:paragraph-rsid="00a3e399"/>
    </style:style>
    <style:style style:name="P30" style:family="paragraph" style:parent-style-name="Heading_20_3">
      <style:text-properties officeooo:paragraph-rsid="00862373"/>
    </style:style>
    <style:style style:name="P31" style:family="paragraph" style:parent-style-name="Heading_20_3">
      <style:text-properties officeooo:rsid="00bd9211" officeooo:paragraph-rsid="00bd9211"/>
    </style:style>
    <style:style style:name="P32" style:family="paragraph" style:parent-style-name="Standard">
      <style:text-properties officeooo:paragraph-rsid="00c257c5"/>
    </style:style>
    <style:style style:name="P33" style:family="paragraph" style:parent-style-name="Standard">
      <style:text-properties officeooo:paragraph-rsid="00f664b8"/>
    </style:style>
    <style:style style:name="P34" style:family="paragraph" style:parent-style-name="Standard">
      <style:text-properties officeooo:paragraph-rsid="0103f764"/>
    </style:style>
    <style:style style:name="P35" style:family="paragraph" style:parent-style-name="Table" style:master-page-name="Landscape">
      <style:paragraph-properties style:page-number="auto" fo:keep-with-next="always"/>
      <style:text-properties officeooo:paragraph-rsid="00d81135"/>
    </style:style>
    <style:style style:name="P36" style:family="paragraph" style:parent-style-name="Table">
      <style:paragraph-properties fo:keep-with-next="always"/>
      <style:text-properties officeooo:paragraph-rsid="00d81135"/>
    </style:style>
    <style:style style:name="P37" style:family="paragraph" style:parent-style-name="Table">
      <style:paragraph-properties fo:keep-with-next="always"/>
    </style:style>
    <style:style style:name="P38" style:family="paragraph" style:parent-style-name="Table">
      <style:paragraph-properties fo:keep-with-next="always"/>
      <style:text-properties officeooo:paragraph-rsid="00f664b8"/>
    </style:style>
    <style:style style:name="P39" style:family="paragraph" style:parent-style-name="Table">
      <style:paragraph-properties fo:keep-with-next="always"/>
      <style:text-properties officeooo:paragraph-rsid="0103f764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8ecf40" officeooo:paragraph-rsid="00c257c5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9201ba" officeooo:paragraph-rsid="00c257c5"/>
    </style:style>
    <style:style style:name="P42" style:family="paragraph" style:parent-style-name="Table_20_Contents">
      <style:text-properties fo:language="en" fo:country="US" officeooo:rsid="0094db32" officeooo:paragraph-rsid="00c257c5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988891" officeooo:paragraph-rsid="00c257c5"/>
    </style:style>
    <style:style style:name="P44" style:family="paragraph" style:parent-style-name="Table_20_Contents">
      <style:text-properties fo:language="en" fo:country="US" officeooo:rsid="00c95bee" officeooo:paragraph-rsid="00c95bee"/>
    </style:style>
    <style:style style:name="P45" style:family="paragraph" style:parent-style-name="Table_20_Contents">
      <style:text-properties officeooo:rsid="008ecf40" officeooo:paragraph-rsid="00c257c5"/>
    </style:style>
    <style:style style:name="P46" style:family="paragraph" style:parent-style-name="Table_20_Contents">
      <style:text-properties officeooo:rsid="009304c0" officeooo:paragraph-rsid="00c257c5"/>
    </style:style>
    <style:style style:name="P47" style:family="paragraph" style:parent-style-name="Table_20_Contents">
      <style:paragraph-properties fo:text-align="center" style:justify-single-word="false"/>
      <style:text-properties fo:language="ru" fo:country="RU" officeooo:rsid="0094db32" officeooo:paragraph-rsid="00c257c5"/>
    </style:style>
    <style:style style:name="P48" style:family="paragraph" style:parent-style-name="Table_20_Contents">
      <style:text-properties fo:language="ru" fo:country="RU" officeooo:rsid="0094db32" officeooo:paragraph-rsid="00c257c5"/>
    </style:style>
    <style:style style:name="P49" style:family="paragraph" style:parent-style-name="Table_20_Contents">
      <style:text-properties fo:language="ru" fo:country="RU" officeooo:rsid="009304c0" officeooo:paragraph-rsid="00c257c5"/>
    </style:style>
    <style:style style:name="P50" style:family="paragraph" style:parent-style-name="Table_20_Contents">
      <style:text-properties fo:language="ru" fo:country="RU" officeooo:rsid="00988891" officeooo:paragraph-rsid="00c257c5"/>
    </style:style>
    <style:style style:name="P51" style:family="paragraph" style:parent-style-name="Table_20_Contents">
      <style:text-properties fo:language="ru" fo:country="RU" officeooo:rsid="00c711ee" officeooo:paragraph-rsid="00c711ee"/>
    </style:style>
    <style:style style:name="P52" style:family="paragraph" style:parent-style-name="Table_20_Contents">
      <style:text-properties officeooo:rsid="0094db32" officeooo:paragraph-rsid="00c257c5"/>
    </style:style>
    <style:style style:name="P53" style:family="paragraph" style:parent-style-name="Table_20_Contents">
      <style:text-properties officeooo:rsid="00958d91" officeooo:paragraph-rsid="00c257c5"/>
    </style:style>
    <style:style style:name="P54" style:family="paragraph" style:parent-style-name="Table_20_Contents">
      <style:text-properties officeooo:rsid="00988891" officeooo:paragraph-rsid="00c257c5"/>
    </style:style>
    <style:style style:name="P55" style:family="paragraph" style:parent-style-name="Table_20_Contents">
      <style:text-properties officeooo:paragraph-rsid="00c257c5"/>
    </style:style>
    <style:style style:name="P56" style:family="paragraph" style:parent-style-name="Table_20_Contents">
      <style:paragraph-properties fo:text-align="center" style:justify-single-word="false"/>
      <style:text-properties fo:font-size="12pt" fo:font-style="normal" fo:font-weight="normal" officeooo:paragraph-rsid="00d8113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text-properties fo:font-size="12pt" fo:font-style="normal" fo:font-weight="normal" officeooo:paragraph-rsid="00d8113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text-properties fo:font-size="12pt" fo:font-style="normal" fo:font-weight="normal" officeooo:rsid="00ebda40" officeooo:paragraph-rsid="00ebda40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style="normal" officeooo:paragraph-rsid="00f664b8" style:font-size-asian="12pt" style:font-style-asian="normal" style:font-size-complex="12pt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style="normal" officeooo:paragraph-rsid="0103f764" style:font-size-asian="12pt" style:font-style-asian="normal" style:font-size-complex="12pt" style:font-style-complex="normal"/>
    </style:style>
    <style:style style:name="P61" style:family="paragraph" style:parent-style-name="Table_20_Contents">
      <style:text-properties fo:font-size="12pt" fo:font-style="normal" officeooo:paragraph-rsid="00f664b8" style:font-size-asian="12pt" style:font-style-asian="normal" style:font-size-complex="12pt" style:font-style-complex="normal"/>
    </style:style>
    <style:style style:name="P62" style:family="paragraph" style:parent-style-name="Table_20_Contents">
      <style:text-properties fo:font-size="12pt" fo:font-style="normal" officeooo:rsid="00f99a16" officeooo:paragraph-rsid="00f99a16" style:font-size-asian="12pt" style:font-style-asian="normal" style:font-size-complex="12pt" style:font-style-complex="normal"/>
    </style:style>
    <style:style style:name="P63" style:family="paragraph" style:parent-style-name="Table_20_Contents">
      <style:text-properties fo:font-size="12pt" fo:font-style="normal" officeooo:paragraph-rsid="0103f764" style:font-size-asian="12pt" style:font-style-asian="normal" style:font-size-complex="12pt" style:font-style-complex="normal"/>
    </style:style>
    <style:style style:name="P64" style:family="paragraph" style:parent-style-name="Table_20_Contents">
      <style:text-properties fo:font-size="12pt" fo:font-style="normal" officeooo:rsid="010ddebf" officeooo:paragraph-rsid="010ddebf" style:font-size-asian="12pt" style:font-style-asian="normal" style:font-size-complex="12pt" style:font-style-complex="normal"/>
    </style:style>
    <style:style style:name="P65" style:family="paragraph" style:parent-style-name="Table_20_Contents">
      <style:text-properties fo:font-size="12pt" fo:font-style="normal" officeooo:rsid="01104528" officeooo:paragraph-rsid="01104528" style:font-size-asian="12pt" style:font-style-asian="normal" style:font-size-complex="12pt" style:font-style-complex="normal"/>
    </style:style>
    <style:style style:name="P66" style:family="paragraph" style:parent-style-name="Table_20_Contents">
      <style:text-properties fo:font-size="12pt" officeooo:paragraph-rsid="00d81135" style:font-size-asian="12pt" style:font-size-complex="12pt"/>
    </style:style>
    <style:style style:name="P67" style:family="paragraph" style:parent-style-name="Table_20_Contents">
      <style:text-properties fo:font-size="12pt" fo:language="en" fo:country="US" fo:font-style="normal" fo:font-weight="normal" officeooo:rsid="00e3ec5f" officeooo:paragraph-rsid="00e3ec5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able_20_Contents">
      <style:text-properties fo:font-size="12pt" fo:language="ru" fo:country="RU" fo:font-style="normal" fo:font-weight="normal" officeooo:rsid="00f14c3c" officeooo:paragraph-rsid="00f14c3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able_20_Contents">
      <style:text-properties fo:font-size="12pt" fo:language="ru" fo:country="RU" fo:font-style="normal" officeooo:rsid="00fa2304" officeooo:paragraph-rsid="00fa2304" style:font-size-asian="12pt" style:font-style-asian="normal" style:font-size-complex="12pt" style:font-style-complex="normal"/>
    </style:style>
    <style:style style:name="P70" style:family="paragraph" style:parent-style-name="Table_20_Contents">
      <style:text-properties fo:font-size="12pt" fo:language="ru" fo:country="RU" fo:font-style="normal" officeooo:rsid="01118060" officeooo:paragraph-rsid="01118060" style:font-size-asian="12pt" style:font-style-asian="normal" style:font-size-complex="12pt" style:font-style-complex="normal"/>
    </style:style>
    <style:style style:name="P71" style:family="paragraph" style:parent-style-name="Table_20_Contents">
      <style:text-properties officeooo:paragraph-rsid="00d81135"/>
    </style:style>
    <style:style style:name="P72" style:family="paragraph" style:parent-style-name="Table_20_Contents">
      <style:text-properties officeooo:paragraph-rsid="00f664b8"/>
    </style:style>
    <style:style style:name="P73" style:family="paragraph" style:parent-style-name="Table_20_Contents">
      <style:text-properties officeooo:paragraph-rsid="0103f764"/>
    </style:style>
    <style:style style:name="P74" style:family="paragraph" style:parent-style-name="Table_20_Contents">
      <style:text-properties officeooo:paragraph-rsid="01064eb6"/>
    </style:style>
    <style:style style:name="P7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76" style:family="paragraph" style:parent-style-name="Text_20_body" style:list-style-name="L1">
      <style:text-properties officeooo:rsid="007c5c6e" officeooo:paragraph-rsid="007c5c6e"/>
    </style:style>
    <style:style style:name="P77" style:family="paragraph" style:parent-style-name="Text_20_body" style:list-style-name="L1">
      <style:text-properties officeooo:rsid="007fdb9b" officeooo:paragraph-rsid="007fdb9b"/>
    </style:style>
    <style:style style:name="P78" style:family="paragraph" style:parent-style-name="Text_20_body" style:list-style-name="L1">
      <style:text-properties officeooo:rsid="007e3173" officeooo:paragraph-rsid="007c5c6e"/>
    </style:style>
    <style:style style:name="P79" style:family="paragraph" style:parent-style-name="Text_20_body">
      <style:text-properties officeooo:paragraph-rsid="00862373"/>
    </style:style>
    <style:style style:name="P80" style:family="paragraph" style:parent-style-name="Text_20_body">
      <style:text-properties officeooo:rsid="007a317a" officeooo:paragraph-rsid="007c5c6e"/>
    </style:style>
    <style:style style:name="P81" style:family="paragraph" style:parent-style-name="Text_20_body">
      <style:text-properties officeooo:paragraph-rsid="00a3e399"/>
    </style:style>
    <style:style style:name="P82" style:family="paragraph" style:parent-style-name="Text_20_body">
      <style:text-properties fo:language="ru" fo:country="RU" officeooo:rsid="00a95e10" officeooo:paragraph-rsid="00a95e10"/>
    </style:style>
    <style:style style:name="P83" style:family="paragraph" style:parent-style-name="Text_20_body">
      <style:text-properties officeooo:rsid="00a8b580" officeooo:paragraph-rsid="00a8b580"/>
    </style:style>
    <style:style style:name="P84" style:family="paragraph" style:parent-style-name="Text_20_body">
      <style:text-properties officeooo:rsid="0118cc70" officeooo:paragraph-rsid="0118cc70"/>
    </style:style>
    <style:style style:name="P85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8240e0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officeooo:rsid="00673f95"/>
    </style:style>
    <style:style style:name="T11" style:family="text">
      <style:text-properties officeooo:rsid="007a317a"/>
    </style:style>
    <style:style style:name="T12" style:family="text">
      <style:text-properties officeooo:rsid="007b6df9"/>
    </style:style>
    <style:style style:name="T13" style:family="text">
      <style:text-properties officeooo:rsid="007c5c6e"/>
    </style:style>
    <style:style style:name="T14" style:family="text">
      <style:text-properties officeooo:rsid="007e3173"/>
    </style:style>
    <style:style style:name="T15" style:family="text">
      <style:text-properties officeooo:rsid="007fdb9b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aa8bd3"/>
    </style:style>
    <style:style style:name="T18" style:family="text">
      <style:text-properties fo:language="en" fo:country="US" officeooo:rsid="00aaf2ba"/>
    </style:style>
    <style:style style:name="T19" style:family="text">
      <style:text-properties fo:language="en" fo:country="US" officeooo:rsid="00b74f20"/>
    </style:style>
    <style:style style:name="T20" style:family="text">
      <style:text-properties fo:language="en" fo:country="US" officeooo:rsid="00c4d6ca"/>
    </style:style>
    <style:style style:name="T21" style:family="text">
      <style:text-properties fo:language="en" fo:country="US" officeooo:rsid="00ee88a2"/>
    </style:style>
    <style:style style:name="T22" style:family="text">
      <style:text-properties fo:language="en" fo:country="US" officeooo:rsid="00ef5e28"/>
    </style:style>
    <style:style style:name="T23" style:family="text">
      <style:text-properties fo:language="en" fo:country="US" officeooo:rsid="00f29667"/>
    </style:style>
    <style:style style:name="T24" style:family="text">
      <style:text-properties fo:language="en" fo:country="US" officeooo:rsid="00ffdec9"/>
    </style:style>
    <style:style style:name="T25" style:family="text">
      <style:text-properties fo:language="en" fo:country="US" officeooo:rsid="0101ea64"/>
    </style:style>
    <style:style style:name="T26" style:family="text">
      <style:text-properties fo:language="en" fo:country="US" officeooo:rsid="0104714f"/>
    </style:style>
    <style:style style:name="T27" style:family="text">
      <style:text-properties fo:language="en" fo:country="US" officeooo:rsid="01181cf3"/>
    </style:style>
    <style:style style:name="T28" style:family="text">
      <style:text-properties fo:language="en" fo:country="US" officeooo:rsid="0119a513"/>
    </style:style>
    <style:style style:name="T29" style:family="text">
      <style:text-properties fo:language="en" fo:country="US" officeooo:rsid="011a84a5"/>
    </style:style>
    <style:style style:name="T30" style:family="text">
      <style:text-properties fo:language="en" fo:country="US" officeooo:rsid="011d199e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80e724"/>
    </style:style>
    <style:style style:name="T33" style:family="text">
      <style:text-properties fo:language="ru" fo:country="RU" officeooo:rsid="00b04536"/>
    </style:style>
    <style:style style:name="T34" style:family="text">
      <style:text-properties fo:language="ru" fo:country="RU" officeooo:rsid="009304c0"/>
    </style:style>
    <style:style style:name="T35" style:family="text">
      <style:text-properties fo:language="ru" fo:country="RU" officeooo:rsid="00c56a5f"/>
    </style:style>
    <style:style style:name="T36" style:family="text">
      <style:text-properties fo:language="ru" fo:country="RU" officeooo:rsid="00803775"/>
    </style:style>
    <style:style style:name="T37" style:family="text">
      <style:text-properties fo:language="ru" fo:country="RU" officeooo:rsid="00e993d5"/>
    </style:style>
    <style:style style:name="T38" style:family="text">
      <style:text-properties fo:language="ru" fo:country="RU" officeooo:rsid="00f29667"/>
    </style:style>
    <style:style style:name="T39" style:family="text">
      <style:text-properties fo:language="ru" fo:country="RU" officeooo:rsid="0119a513"/>
    </style:style>
    <style:style style:name="T40" style:family="text">
      <style:text-properties fo:language="ru" fo:country="RU" officeooo:rsid="011a84a5"/>
    </style:style>
    <style:style style:name="T41" style:family="text">
      <style:text-properties fo:language="ru" fo:country="RU" officeooo:rsid="011d199e"/>
    </style:style>
    <style:style style:name="T42" style:family="text">
      <style:text-properties style:use-window-font-color="true" loext:opacity="0%" style:font-name="PT Astra Serif2" fo:font-size="18.3999996185303pt" fo:font-weight="bold" officeooo:rsid="008037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3" style:family="text">
      <style:text-properties style:use-window-font-color="true" loext:opacity="0%" style:font-name="PT Astra Serif2" fo:font-size="18.3999996185303pt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4" style:family="text">
      <style:text-properties style:use-window-font-color="true" loext:opacity="0%" style:font-name="PT Astra Serif2" fo:font-size="18.3999996185303pt" fo:language="ru" fo:country="RU" fo:font-weight="bold" officeooo:rsid="008037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5" style:family="text">
      <style:text-properties officeooo:rsid="00803775"/>
    </style:style>
    <style:style style:name="T46" style:family="text">
      <style:text-properties officeooo:rsid="00aa8bd3"/>
    </style:style>
    <style:style style:name="T47" style:family="text">
      <style:text-properties officeooo:rsid="00aaf2ba"/>
    </style:style>
    <style:style style:name="T48" style:family="text">
      <style:text-properties officeooo:rsid="0094db32"/>
    </style:style>
    <style:style style:name="T49" style:family="text">
      <style:text-properties officeooo:rsid="009770d9"/>
    </style:style>
    <style:style style:name="T50" style:family="text">
      <style:text-properties officeooo:rsid="00c3b076"/>
    </style:style>
    <style:style style:name="T51" style:family="text">
      <style:text-properties officeooo:rsid="00c48f20"/>
    </style:style>
    <style:style style:name="T52" style:family="text">
      <style:text-properties officeooo:rsid="00c4d6ca"/>
    </style:style>
    <style:style style:name="T53" style:family="text">
      <style:text-properties officeooo:rsid="00c7274e"/>
    </style:style>
    <style:style style:name="T54" style:family="text">
      <style:text-properties officeooo:rsid="00c87154"/>
    </style:style>
    <style:style style:name="T55" style:family="text">
      <style:text-properties officeooo:rsid="00d32d28"/>
    </style:style>
    <style:style style:name="T5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ebda4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10788a5" style:font-size-asian="12pt" style:font-style-asian="normal" style:font-size-complex="12pt" style:font-style-complex="normal"/>
    </style:style>
    <style:style style:name="T60" style:family="text">
      <style:text-properties fo:font-size="12pt" fo:font-style="normal" officeooo:rsid="010b4722" style:font-size-asian="12pt" style:font-style-asian="normal" style:font-size-complex="12pt" style:font-style-complex="normal"/>
    </style:style>
    <style:style style:name="T61" style:family="text">
      <style:text-properties fo:font-size="12pt" fo:font-style="normal" officeooo:rsid="010d34b0" style:font-size-asian="12pt" style:font-style-asian="normal" style:font-size-complex="12pt" style:font-style-complex="normal"/>
    </style:style>
    <style:style style:name="T62" style:family="text">
      <style:text-properties fo:font-size="12pt" fo:language="en" fo:country="US" fo:font-style="normal" fo:font-weight="normal" officeooo:rsid="00eed27d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language="en" fo:country="US" fo:font-style="normal" officeooo:rsid="010788a5" style:font-size-asian="12pt" style:font-style-asian="normal" style:font-size-complex="12pt" style:font-style-complex="normal"/>
    </style:style>
    <style:style style:name="T64" style:family="text">
      <style:text-properties fo:font-size="12pt" fo:language="ru" fo:country="RU" fo:font-style="normal" officeooo:rsid="01064eb6" style:font-size-asian="12pt" style:font-style-asian="normal" style:font-size-complex="12pt" style:font-style-complex="normal"/>
    </style:style>
    <style:style style:name="T65" style:family="text">
      <style:text-properties officeooo:rsid="00dad849"/>
    </style:style>
    <style:style style:name="T66" style:family="text">
      <style:text-properties officeooo:rsid="00dcbf0d"/>
    </style:style>
    <style:style style:name="T67" style:family="text">
      <style:text-properties officeooo:rsid="00dfafde"/>
    </style:style>
    <style:style style:name="T68" style:family="text">
      <style:text-properties officeooo:rsid="00e0d6b7"/>
    </style:style>
    <style:style style:name="T69" style:family="text">
      <style:text-properties officeooo:rsid="00e1a767"/>
    </style:style>
    <style:style style:name="T70" style:family="text">
      <style:text-properties officeooo:rsid="00e5d620"/>
    </style:style>
    <style:style style:name="T71" style:family="text">
      <style:text-properties officeooo:rsid="00e75ffb"/>
    </style:style>
    <style:style style:name="T72" style:family="text">
      <style:text-properties officeooo:rsid="00e993d5"/>
    </style:style>
    <style:style style:name="T73" style:family="text">
      <style:text-properties officeooo:rsid="00f2c865"/>
    </style:style>
    <style:style style:name="T74" style:family="text">
      <style:text-properties officeooo:rsid="00f8e8b2"/>
    </style:style>
    <style:style style:name="T75" style:family="text">
      <style:text-properties officeooo:rsid="010a41cc"/>
    </style:style>
    <style:style style:name="T76" style:family="text">
      <style:text-properties officeooo:rsid="010f1ab9"/>
    </style:style>
    <style:style style:name="T77" style:family="text">
      <style:text-properties officeooo:rsid="0114e4d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75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3">Поддержка и <text:span text:style-name="T9">т</text:span>естирование программных модулей</text:p>
      <text:p text:style-name="P12"><text:span text:style-name="T10">ПРАКТИЧЕСКАЯ</text:span> РАБОТА №<text:span text:style-name="T11">3</text:span></text:p>
      <text:p text:style-name="P15">по теме:</text:p>
      <text:p text:style-name="P19">Обработка исключительных ситуаций при вычислении арифметических операций</text:p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32">И-22</text:span></text:p>
      <text:p text:style-name="P22">Синицын М.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8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5" text:outline-level="2"><text:span text:style-name="T10">1. </text:span>Цель занятия</text:h>
      <text:p text:style-name="P18"><text:tab/>Приобрести навыки по организации контроля за возникновением непредвиденных или аварийных ситуаций во время работы программы <text:span text:style-name="T11">при выполнении арифметических операций.</text:span></text:p>
      <text:h text:style-name="P27" text:outline-level="2"><text:span text:style-name="T10">2. </text:span><text:span text:style-name="T11">Постановка задачи</text:span></text:h>
      <text:h text:style-name="P30" text:outline-level="3"><text:tab/>Вариант 6</text:h>
      <text:p text:style-name="P21"/>
      <text:p text:style-name="P21"><draw:frame draw:style-name="fr2" draw:name="Объект1" text:anchor-type="as-char" svg:y="-1.02cm" svg:width="6.812cm" svg:height="1.7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tab/><draw:frame draw:style-name="fr2" draw:name="Объект3" text:anchor-type="as-char" svg:y="-0.974cm" svg:width="3.339cm" svg:height="1.52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1"/>
      <text:p text:style-name="Text_20_body">Даны два выражения<text:bookmark text:name="MathJax-Span-3"/><text:bookmark text:name="MathJax-Span-2"/><text:bookmark text:name="MathJax-Span-1"/><text:bookmark text:name="MathJax-Element-1-Frame"/> Z<text:bookmark text:name="MathJax-Span-4"/>1 и<text:bookmark text:name="MathJax-Span-7"/><text:bookmark text:name="MathJax-Span-6"/><text:bookmark text:name="MathJax-Span-5"/><text:bookmark text:name="MathJax-Element-2-Frame"/> Z<text:bookmark text:name="MathJax-Span-8"/>2. <text:span text:style-name="T11">Составить программу, содержащую</text:span> функции для вычисления этих выражений с организацией обнаружения <text:span text:style-name="T11">исключительных</text:span> ситуаци<text:span text:style-name="T13">й при выполнении арифметических операций</text:span> (например, деление на ноль <text:span text:style-name="T11">или извлечени</text:span><text:span text:style-name="T13">я</text:span><text:span text:style-name="T11"> квадратного корня из отрицательного числа</text:span>), <text:span text:style-name="T13">а также их</text:span> обработки. <text:span text:style-name="T12">Функции, </text:span><text:span text:style-name="T13">правильно работающей программы,</text:span><text:span text:style-name="T12"> должны возвращать приблизительно равные значения.</text:span></text:p>
      <text:p text:style-name="P16">Составить чек-лист для проведения тестирования программы. Чек-лист должен отражать проверку граничных чисел, ввод невалидных значений, специальных параметров, проверку перехвата обработчиком всех перечисленных вариантов.</text:p>
      <text:p text:style-name="P17">Произвести анализ выражений с целью определения в каких случаях могут возникать исключительные ситуации.</text:p>
      <text:p text:style-name="P17">На основе полученных результатов анализа выражений и содержания чек-листа, <text:span text:style-name="T15">составить тест-кейс и </text:span>произвести тестирование программы. <text:span text:style-name="T13">Оформить отчет о произведенном тестировании </text:span><text:span text:style-name="T14">(баг-репорт)</text:span><text:span text:style-name="T13">.</text:span></text:p>
      <text:h text:style-name="P29" text:outline-level="2"/>
      <text:p text:style-name="P81"/>
      <text:p text:style-name="P81"/>
      <text:p text:style-name="P81"/>
      <text:h text:style-name="P29" text:outline-level="2"><text:soft-page-break/><text:span text:style-name="T45">3 </text:span>Порядок выполнения работы</text:h>
      <text:p text:style-name="P20">Оформить выполнение практической работы в виде отчета, содержащего:</text:p>
      <text:list text:style-name="L1">
        <text:list-item>
          <text:p text:style-name="P76">постановку задачи;</text:p>
        </text:list-item>
        <text:list-item>
          <text:p text:style-name="P76">анализ арифметических выражений;</text:p>
        </text:list-item>
        <text:list-item>
          <text:p text:style-name="P76">листинг программы;</text:p>
        </text:list-item>
        <text:list-item>
          <text:p text:style-name="P76">консольный вывод;</text:p>
        </text:list-item>
        <text:list-item>
          <text:p text:style-name="P76">чек-лист;</text:p>
        </text:list-item>
        <text:list-item>
          <text:p text:style-name="P77">тест-кейс;</text:p>
        </text:list-item>
        <text:list-item>
          <text:p text:style-name="P78">баг-репорт.</text:p>
          <text:list>
            <text:list-header>
              <text:h text:style-name="P28" text:outline-level="2"><text:span text:style-name="T42">4</text:span><text:span text:style-name="T43"> </text:span><text:span text:style-name="T44">Выполнение работы</text:span></text:h>
            </text:list-header>
          </text:list>
        </text:list-item>
      </text:list>
      <text:h text:style-name="Heading_20_3" text:outline-level="3">Анализ арифметических выражений</text:h>
      <text:p text:style-name="P83">При вычислении выражения <text:span text:style-name="T16">Z1 </text:span><text:span text:style-name="T31">исключения могут возникнуть в нескольких местах, в числителе при подстановке в квадратный корень отрицательного значения из-за чего будут получены неверные вычисления, т.к стандартная библиотека </text:span><text:span text:style-name="T16">Math </text:span><text:span text:style-name="T31">не работает с комплексными числами, в знаменателе может возникнуть исключение, если всё выражение там будет равно нулю.</text:span></text:p>
      <text:p text:style-name="P83"><text:span text:style-name="T31"/></text:p>
      <text:p text:style-name="P82">При вычислении выражения <text:span text:style-name="T16">Z2 </text:span><text:span text:style-name="T46">может также возникнуть исключение ввода отрицательного числа под корнем, а также необходимо проверять переменную </text:span><text:span text:style-name="T17">m </text:span><text:span text:style-name="T46">на то равна ли она нулю, т.к она является знаменателем в этом выражении </text:span><text:span text:style-name="T47">и может возникнуть исключение </text:span><text:span text:style-name="T18">DivideByZero;</text:span></text:p>
      <text:p text:style-name="P82"/>
      <text:h text:style-name="Heading_20_3" text:outline-level="3">Листинги <text:span text:style-name="T31">програм</text:span><text:span text:style-name="T19">м</text:span><text:span text:style-name="T33">ы</text:span></text:h>
      <text:p text:style-name="Text_20_body"><draw:frame draw:style-name="fr1" draw:name="Врезка1" text:anchor-type="paragraph" svg:x="-0.183cm" svg:y="0.265cm" svg:width="17.847cm" draw:z-index="2"><draw:text-box fo:min-height="0.75cm"><text:p text:style-name="P24"/><text:p text:style-name="Листинг">Листинг <text:sequence text:ref-name="refЛистинг0" text:name="Листинг" text:formula="ooow:Листинг+1" style:num-format="1">1</text:sequence>. Класс где реализованы две арифметические функции </text:p></draw:text-box></draw:frame></text:p>
      <text:list text:style-name="Нумерация_20_кода">
        <text:list-item>
          <text:p text:style-name="P85">namespace MyFunctions6_21 {</text:p>
        </text:list-item>
        <text:list-item>
          <text:p text:style-name="P85"><text:s text:c="4"/>class Functions {</text:p>
        </text:list-item>
        <text:list-item>
          <text:p text:style-name="P85"><text:s text:c="8"/>double M;</text:p>
        </text:list-item>
        <text:list-item>
          <text:p text:style-name="P85"><text:s text:c="8"/>double N;</text:p>
        </text:list-item>
        <text:list-item>
          <text:p text:style-name="P85"><text:s text:c="8"/>public Functions(ref double M, ref double N) {</text:p>
        </text:list-item>
        <text:list-item>
          <text:p text:style-name="P85"><text:soft-page-break/><text:s text:c="12"/>this.M = M;</text:p>
        </text:list-item>
        <text:list-item>
          <text:p text:style-name="P85"><text:s text:c="12"/>this.N = N;</text:p>
        </text:list-item>
        <text:list-item>
          <text:p text:style-name="P85"><text:s text:c="8"/>}</text:p>
        </text:list-item>
        <text:list-item>
          <text:p text:style-name="P85"><text:s text:c="8"/>public double FirstFuction() {</text:p>
        </text:list-item>
        <text:list-item>
          <text:p text:style-name="P85"><text:s text:c="12"/>if (M &lt; 0 || N &lt; 0)</text:p>
        </text:list-item>
        <text:list-item>
          <text:p text:style-name="P85"><text:s text:c="16"/>throw new ArithmeticException("Из отрицательного числа нельзя извлечь корень.");</text:p>
        </text:list-item>
        <text:list-item>
          <text:p text:style-name="P85"><text:s text:c="12"/>if (Math.Sqrt((M * M * M * N) + N * M + M * M - M) == 0)</text:p>
        </text:list-item>
        <text:list-item>
          <text:p text:style-name="P85"><text:s text:c="16"/>throw new DivideByZeroException("В знаменателе получился 0!");</text:p>
        </text:list-item>
        <text:list-item>
          <text:p text:style-name="P85"><text:s text:c="12"/>if (M &gt; double.MaxValue || M &lt; double.MinValue)</text:p>
        </text:list-item>
        <text:list-item>
          <text:p text:style-name="P85"><text:s text:c="16"/>throw new OverflowException("Значение выходит за пределы целевого типа");</text:p>
        </text:list-item>
        <text:list-item>
          <text:p text:style-name="P85"><text:s text:c="12"/>if (N &gt; double.MaxValue || N &lt; double.MinValue)</text:p>
        </text:list-item>
        <text:list-item>
          <text:p text:style-name="P85"><text:s text:c="16"/>throw new OverflowException("Значение выходит за пределы целевого типа");</text:p>
        </text:list-item>
        <text:list-item>
          <text:p text:style-name="P85"><text:s text:c="12"/>double result = ((M - 1) * Math.Sqrt(M) - (N - 1) * Math.Sqrt(N)) / (Math.Sqrt(M * M * M * N) + N * M + Math.Pow(M, 2) - M);</text:p>
        </text:list-item>
        <text:list-item>
          <text:p text:style-name="P85"><text:s text:c="12"/>return result;</text:p>
        </text:list-item>
        <text:list-item>
          <text:p text:style-name="P85"><text:s text:c="8"/>}</text:p>
        </text:list-item>
        <text:list-item>
          <text:p text:style-name="P85"><text:s text:c="8"/>public double SecondFuction() {</text:p>
        </text:list-item>
        <text:list-item>
          <text:p text:style-name="P85"><text:s text:c="12"/>if (M &lt; 0 || N &lt; 0)</text:p>
        </text:list-item>
        <text:list-item>
          <text:p text:style-name="P85"><text:s text:c="16"/>throw new ArithmeticException("Из отрицательного числа нельзя извлечь корень.");</text:p>
        </text:list-item>
        <text:list-item>
          <text:p text:style-name="P85"><text:s text:c="12"/>if (M == 0)</text:p>
        </text:list-item>
        <text:list-item>
          <text:p text:style-name="P85"><text:s text:c="16"/>throw new DivideByZeroException("Знаменатель не может быть равен нулю!");</text:p>
        </text:list-item>
        <text:list-item>
          <text:p text:style-name="P85"><text:s text:c="12"/>if (M &gt; double.MaxValue || M &lt; double.MinValue)</text:p>
        </text:list-item>
        <text:list-item>
          <text:p text:style-name="P85"><text:s text:c="16"/>throw new OverflowException("Значение выходит за пределы целевого типа");</text:p>
        </text:list-item>
        <text:list-item>
          <text:p text:style-name="P85"><text:s text:c="12"/>if (N &gt; double.MaxValue || N &lt; double.MinValue)</text:p>
        </text:list-item>
        <text:list-item>
          <text:p text:style-name="P85"><text:s text:c="16"/>throw new OverflowException("Значение выходит за пределы целевого типа");</text:p>
        </text:list-item>
        <text:list-item>
          <text:p text:style-name="P85"><text:s text:c="12"/>double result = (Math.Sqrt(M) - Math.Sqrt(N)) / M;</text:p>
        </text:list-item>
        <text:list-item>
          <text:p text:style-name="P85"><text:s text:c="12"/>return result;</text:p>
        </text:list-item>
        <text:list-item>
          <text:p text:style-name="P85"><text:s text:c="8"/>}</text:p>
        </text:list-item>
        <text:list-item>
          <text:p text:style-name="P85"><text:soft-page-break/><text:s text:c="4"/>}</text:p>
        </text:list-item>
        <text:list-item>
          <text:p text:style-name="P85">}</text:p>
        </text:list-item>
      </text:list>
      <text:p text:style-name="Standard"><draw:frame draw:style-name="fr1" draw:name="Врезка2" text:anchor-type="paragraph" svg:x="-0.28cm" svg:y="0.538cm" svg:width="18.568cm" draw:z-index="3"><draw:text-box fo:min-height="0.841cm"><text:p text:style-name="Frame_20_contents"/><text:p text:style-name="Листинг">Листинг <text:sequence text:ref-name="refЛистинг1" text:name="Листинг" text:formula="ooow:Листинг+1" style:num-format="1">2</text:sequence>. Основная программа</text:p></draw:text-box></draw:frame></text:p>
      <text:list text:continue-numbering="true" text:style-name="Нумерация_20_кода">
        <text:list-item text:start-value="1">
          <text:p text:style-name="P85">using MyFunctions6_21;</text:p>
        </text:list-item>
        <text:list-item>
          <text:p text:style-name="P85">namespace ConsoleApp1 {</text:p>
        </text:list-item>
        <text:list-item>
          <text:p text:style-name="P85"><text:s text:c="4"/>internal class Program {</text:p>
        </text:list-item>
        <text:list-item>
          <text:p text:style-name="P85"><text:s text:c="8"/>static void Main(string[] args) {</text:p>
        </text:list-item>
        <text:list-item>
          <text:p text:style-name="P85"><text:s text:c="11"/>while (true) {</text:p>
        </text:list-item>
        <text:list-item>
          <text:p text:style-name="P85"><text:s text:c="16"/>try {</text:p>
        </text:list-item>
        <text:list-item>
          <text:p text:style-name="P85"><text:s text:c="20"/>Console.Write("Введите значение m для функций: ");</text:p>
        </text:list-item>
        <text:list-item>
          <text:p text:style-name="P85"><text:s text:c="20"/>double M = double.Parse(Console.ReadLine()!);</text:p>
        </text:list-item>
        <text:list-item>
          <text:p text:style-name="P85"><text:s text:c="20"/>Console.Write("Введите значение n для функций: ");</text:p>
        </text:list-item>
        <text:list-item>
          <text:p text:style-name="P85"><text:s text:c="20"/>double N = double.Parse(Console.ReadLine()!);</text:p>
        </text:list-item>
        <text:list-item>
          <text:p text:style-name="P85"><text:s text:c="20"/>Functions functions = new Functions(ref M, ref N);</text:p>
        </text:list-item>
        <text:list-item>
          <text:p text:style-name="P85"><text:s text:c="20"/>Console.WriteLine($"Значение первой функции равно {functions.FirstFuction()}");</text:p>
        </text:list-item>
        <text:list-item>
          <text:p text:style-name="P85"><text:s text:c="20"/>Console.WriteLine($"Значение второй функции равно {functions.SecondFuction()}");</text:p>
        </text:list-item>
        <text:list-item>
          <text:p text:style-name="P85"><text:s text:c="20"/>break;</text:p>
        </text:list-item>
        <text:list-item>
          <text:p text:style-name="P85"><text:s text:c="16"/>}</text:p>
        </text:list-item>
        <text:list-item>
          <text:p text:style-name="P85"><text:s text:c="16"/>catch (FormatException) {</text:p>
        </text:list-item>
        <text:list-item>
          <text:p text:style-name="P85"><text:s text:c="20"/>Console.WriteLine("Введено некорректное значение;");</text:p>
        </text:list-item>
        <text:list-item>
          <text:p text:style-name="P85"><text:s text:c="16"/>}</text:p>
        </text:list-item>
        <text:list-item>
          <text:p text:style-name="P85"><text:s text:c="16"/>catch(ArithmeticException ex) {</text:p>
        </text:list-item>
        <text:list-item>
          <text:p text:style-name="P85"><text:s text:c="20"/>switch (ex.InnerException) {</text:p>
        </text:list-item>
        <text:list-item>
          <text:p text:style-name="P85"><text:s text:c="24"/>case DivideByZeroException inDex:</text:p>
        </text:list-item>
        <text:list-item>
          <text:p text:style-name="P85"><text:s text:c="28"/>Console.WriteLine(inDex.Message);</text:p>
        </text:list-item>
        <text:list-item>
          <text:p text:style-name="P85"><text:s text:c="28"/>break;</text:p>
        </text:list-item>
        <text:list-item>
          <text:p text:style-name="P85"><text:soft-page-break/><text:s text:c="24"/>case OverflowException ovEx:</text:p>
        </text:list-item>
        <text:list-item>
          <text:p text:style-name="P85"><text:s text:c="28"/>Console.WriteLine(ovEx.Message);</text:p>
        </text:list-item>
        <text:list-item>
          <text:p text:style-name="P85"><text:s text:c="28"/>break;</text:p>
        </text:list-item>
        <text:list-item>
          <text:p text:style-name="P85"><text:s text:c="20"/>}</text:p>
        </text:list-item>
        <text:list-item>
          <text:p text:style-name="P85"><text:s text:c="20"/>Console.WriteLine($"Ошибка: {ex.Message}");</text:p>
        </text:list-item>
        <text:list-item>
          <text:p text:style-name="P85"><text:s text:c="16"/>}</text:p>
        </text:list-item>
        <text:list-item>
          <text:p text:style-name="P85"><text:s text:c="11"/>}</text:p>
        </text:list-item>
        <text:list-item>
          <text:p text:style-name="P85"><text:s text:c="8"/>}</text:p>
        </text:list-item>
        <text:list-item>
          <text:p text:style-name="P85"><text:s text:c="4"/>}</text:p>
        </text:list-item>
        <text:list-item>
          <text:p text:style-name="P85">}</text:p>
        </text:list-item>
      </text:list>
      <text:p text:style-name="Standard"/>
      <text:h text:style-name="P31" text:outline-level="3">Вывод программы</text:h>
      <text:p text:style-name="Вывод_20_текст_20_в_20_консоли">Введите значение m для функций: 999999999999999999999999999999999999999999999999999999999999999999999999999999999999999999999999999999999999999999999999999999999999999999999999999999999999999999999999999999999999999999999999999999...</text:p>
      <text:p text:style-name="Вывод_20_текст_20_в_20_консоли">Введите значение n для функций: 3</text:p>
      <text:p text:style-name="Вывод_20_текст_20_в_20_консоли">Ошибка: Значение выходит за пределы целевого типа</text:p>
      <text:p text:style-name="Вывод_20_текст_20_в_20_консоли">Введите значение m для функций: 0</text:p>
      <text:p text:style-name="Вывод_20_текст_20_в_20_консоли">Введите значение n для функций: 3</text:p>
      <text:p text:style-name="Вывод_20_текст_20_в_20_консоли">Ошибка: В знаменателе получился 0!</text:p>
      <text:p text:style-name="Вывод_20_текст_20_в_20_консоли">Введите значение m для функций: у</text:p>
      <text:p text:style-name="Вывод_20_текст_20_в_20_консоли">Введено некорректное значение;</text:p>
      <text:p text:style-name="Вывод_20_текст_20_в_20_консоли">Введите значение m для функций: -3</text:p>
      <text:p text:style-name="Вывод_20_текст_20_в_20_консоли">Введите значение n для функций: 2</text:p>
      <text:p text:style-name="Вывод_20_текст_20_в_20_консоли">Ошибка: Из отрицательного числа нельзя извлечь корень.</text:p>
      <text:p text:style-name="Вывод_20_текст_20_в_20_консоли">Введите значение m для функций: 2</text:p>
      <text:p text:style-name="Вывод_20_текст_20_в_20_консоли">Введите значение n для функций: -3</text:p>
      <text:p text:style-name="Вывод_20_текст_20_в_20_консоли">Ошибка: Из отрицательного числа нельзя извлечь корень.</text:p>
      <text:p text:style-name="Вывод_20_текст_20_в_20_консоли">Введите значение m для функций: 3</text:p>
      <text:p text:style-name="Вывод_20_текст_20_в_20_консоли">Введите значение n для функций: 0</text:p>
      <text:p text:style-name="Вывод_20_текст_20_в_20_консоли">Значение первой функции равно 0,5773502691896257</text:p>
      <text:p text:style-name="Вывод_20_текст_20_в_20_консоли">Значение второй функции равно 0,5773502691896257</text:p>
      <text:p text:style-name="Standard"/>
      <text:p text:style-name="P37"><text:soft-page-break/>Таблица <text:sequence text:ref-name="refTable1" text:name="Table" text:formula="ooow:Table+1" style:num-format="1">1</text:sequence>.Чек - лист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0">ID</text:p>
          </table:table-cell>
          <table:table-cell table:style-name="Таблица2.A1" office:value-type="string">
            <text:p text:style-name="P45">Проверка</text:p>
          </table:table-cell>
          <table:table-cell table:style-name="Таблица2.A1" office:value-type="string">
            <text:p text:style-name="P45">Пример</text:p>
          </table:table-cell>
          <table:table-cell table:style-name="Таблица2.D1" office:value-type="string">
            <text:p text:style-name="P45"><text:span text:style-name="T34">Ожидаемый р</text:span>езультат</text:p>
          </table:table-cell>
        </table:table-row>
        <table:table-row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46">Ввод отрицательного значения</text:p>
          </table:table-cell>
          <table:table-cell table:style-name="Таблица2.A2" office:value-type="string">
            <text:p text:style-name="P55">-<text:span text:style-name="T50">3 -3</text:span></text:p>
          </table:table-cell>
          <table:table-cell table:style-name="Таблица2.D2" office:value-type="string">
            <text:p text:style-name="P46">Вывод предупреждения о <text:span text:style-name="T51">неправильном вводе</text:span></text:p>
          </table:table-cell>
        </table:table-row>
        <table:table-row>
          <table:table-cell table:style-name="Таблица2.A2" office:value-type="string">
            <text:p text:style-name="P47">2</text:p>
          </table:table-cell>
          <table:table-cell table:style-name="Таблица2.A2" office:value-type="string">
            <text:p text:style-name="P46">Ввод значения «0» <text:span text:style-name="T52">для переменной </text:span><text:span text:style-name="T20">m</text:span></text:p>
          </table:table-cell>
          <table:table-cell table:style-name="Таблица2.A2" office:value-type="string">
            <text:p text:style-name="P52">0</text:p>
          </table:table-cell>
          <table:table-cell table:style-name="Таблица2.D2" office:value-type="string">
            <text:p text:style-name="P53">Вывод <text:span text:style-name="T35">сообщения о том что в знаменателе получился 0</text:span></text:p>
          </table:table-cell>
        </table:table-row>
        <table:table-row>
          <table:table-cell table:style-name="Таблица2.A2" office:value-type="string">
            <text:p text:style-name="P47">3</text:p>
          </table:table-cell>
          <table:table-cell table:style-name="Таблица2.A2" office:value-type="string">
            <text:p text:style-name="P46">Пустая строка</text:p>
          </table:table-cell>
          <table:table-cell table:style-name="Таблица2.A2" office:value-type="string">
            <text:p text:style-name="P42">NULL</text:p>
          </table:table-cell>
          <table:table-cell table:style-name="Таблица2.D2" office:value-type="string">
            <text:p text:style-name="P46">Вывод предупреждения о <text:span text:style-name="T48">некорректном значении</text:span></text:p>
          </table:table-cell>
        </table:table-row>
        <table:table-row>
          <table:table-cell table:style-name="Таблица2.A2" office:value-type="string">
            <text:p text:style-name="P47">4</text:p>
          </table:table-cell>
          <table:table-cell table:style-name="Таблица2.A2" office:value-type="string">
            <text:p text:style-name="P49">Ввод <text:span text:style-name="T49">действительного</text:span> значения</text:p>
          </table:table-cell>
          <table:table-cell table:style-name="Таблица2.A2" office:value-type="string">
            <text:p text:style-name="P51">3, <text:span text:style-name="T16">0</text:span></text:p>
          </table:table-cell>
          <table:table-cell table:style-name="Таблица2.D2" office:value-type="string">
            <text:p text:style-name="P48">Вывод результата функций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A2" office:value-type="string">
            <text:p text:style-name="P49">Ввод значения <text:span text:style-name="T53">превышающее размер типа данных</text:span></text:p>
          </table:table-cell>
          <table:table-cell table:style-name="Таблица2.A2" office:value-type="string">
            <text:p text:style-name="P42">999999999999999999999999999999999999999999999999999999999999999999999999999999999999999999999999999999999999999999999999999999999999999999999999999999999999999999999999999999999999999999999999999999...</text:p>
          </table:table-cell>
          <table:table-cell table:style-name="Таблица2.D2" office:value-type="string">
            <text:p text:style-name="P46">Вывод предупреждения о <text:span text:style-name="T54">выходе за пределы типа</text:span></text:p>
          </table:table-cell>
        </table:table-row>
        <table:table-row>
          <table:table-cell table:style-name="Таблица2.A2" office:value-type="string">
            <text:p text:style-name="P43">6</text:p>
          </table:table-cell>
          <table:table-cell table:style-name="Таблица2.A2" office:value-type="string">
            <text:p text:style-name="P50">Сравнение значений функций</text:p>
          </table:table-cell>
          <table:table-cell table:style-name="Таблица2.A2" office:value-type="string">
            <text:p text:style-name="P44">Z1 == Z2</text:p>
          </table:table-cell>
          <table:table-cell table:style-name="Таблица2.D2" office:value-type="string">
            <text:p text:style-name="P54">Результаты функций должны быть <text:span text:style-name="T55">приблизительно равными</text:span></text:p>
          </table:table-cell>
        </table:table-row>
      </table:table>
      <text:p text:style-name="P32"/>
      <text:p text:style-name="P32"/>
      <text:p text:style-name="P35">Таблица <text:sequence text:ref-name="refTable0" text:name="Table" text:formula="ooow:Table+1" style:num-format="1">2</text:sequence>. <text:span text:style-name="T36">Тест-кейсы</text:span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57">Номер</text:p>
          </table:table-cell>
          <table:table-cell table:style-name="Таблица1.A1" office:value-type="string">
            <text:p text:style-name="P71"><text:span text:style-name="Emphasis"><text:span text:style-name="T56">Название</text:span></text:span></text:p>
          </table:table-cell>
          <table:table-cell table:style-name="Таблица1.C1" office:value-type="string">
            <text:p text:style-name="P71"><text:span text:style-name="Emphasis"><text:span text:style-name="T56">Входные данные</text:span></text:span></text:p>
          </table:table-cell>
          <table:table-cell table:style-name="Таблица1.D1" office:value-type="string">
            <text:p text:style-name="P57">Предусловие</text:p>
          </table:table-cell>
          <table:table-cell table:style-name="Таблица1.E1" office:value-type="string">
            <text:p text:style-name="P57">Шаги</text:p>
          </table:table-cell>
          <table:table-cell table:style-name="Таблица1.F1" office:value-type="string">
            <text:p text:style-name="P57">Ожидаемый результат</text:p>
          </table:table-cell>
          <table:table-cell table:style-name="Таблица1.G1" office:value-type="string">
            <text:p text:style-name="P66">Статус</text:p>
          </table:table-cell>
        </table:table-row>
        <table:table-row table:style-name="Таблица1.2">
          <table:table-cell table:style-name="Таблица1.A2" office:value-type="string">
            <text:p text:style-name="P56">1</text:p>
          </table:table-cell>
          <table:table-cell table:style-name="Таблица1.A2" office:value-type="string">
            <text:p text:style-name="P71"><text:span text:style-name="Emphasis"><text:span text:style-name="T56">Проверка исключения на отрицательное значение под корнем</text:span></text:span></text:p>
          </table:table-cell>
          <table:table-cell table:style-name="Таблица1.A2" office:value-type="string">
            <text:p text:style-name="P71"><text:span text:style-name="Emphasis"><text:span text:style-name="T56">-</text:span></text:span><text:span text:style-name="Emphasis"><text:span text:style-name="T57">3, -</text:span></text:span><text:span text:style-name="Emphasis"><text:span text:style-name="T62">3</text:span></text:span></text:p>
          </table:table-cell>
          <table:table-cell table:style-name="Таблица1.D2" office:value-type="string">
            <text:p text:style-name="P57">Запустить приложение</text:p>
          </table:table-cell>
          <table:table-cell table:style-name="Таблица1.E2" office:value-type="string">
            <text:p text:style-name="P57">1. Ввести <text:span text:style-name="T65">отрицательное</text:span> значение <text:span text:style-name="T65">любой переменной</text:span>;</text:p>
            <text:p text:style-name="P57">2. <text:span text:style-name="T31">Получить <text:s/>сообщение об ошибке.</text:span></text:p>
          </table:table-cell>
          <table:table-cell table:style-name="Таблица1.F2" office:value-type="string">
            <text:p text:style-name="P57">Вывод ошибки о <text:span text:style-name="T66">невозможности извлечения корня из отрицательного чис</text:span><text:span text:style-name="T67">ла</text:span>.</text:p>
          </table:table-cell>
          <table:table-cell table:style-name="Таблица1.G2" office:value-type="string">
            <text:p text:style-name="P66">Passed</text:p>
          </table:table-cell>
        </table:table-row>
        <table:table-row table:style-name="Таблица1.2">
          <table:table-cell table:style-name="Таблица1.A2" office:value-type="string">
            <text:p text:style-name="P56">2</text:p>
          </table:table-cell>
          <table:table-cell table:style-name="Таблица1.A2" office:value-type="string">
            <text:p text:style-name="P57">Проверка исключения деления на 0</text:p>
          </table:table-cell>
          <table:table-cell table:style-name="Таблица1.C3" office:value-type="string">
            <text:p text:style-name="P58">0, <text:span text:style-name="T22">4</text:span></text:p>
          </table:table-cell>
          <table:table-cell table:style-name="Таблица1.D3" office:value-type="string">
            <text:p text:style-name="P57">Запустить приложение</text:p>
          </table:table-cell>
          <table:table-cell table:style-name="Таблица1.E3" office:value-type="string">
            <text:p text:style-name="P57">1. Ввести значение <text:span text:style-name="T68">0 </text:span><text:span text:style-name="T69">для первой переменной</text:span>;</text:p>
            <text:p text:style-name="P57">2. <text:span text:style-name="T31">Получить соответствующее сообщение об ошибке.</text:span></text:p>
          </table:table-cell>
          <table:table-cell table:style-name="Таблица1.F3" office:value-type="string">
            <text:p text:style-name="P57">Вывод ошибки о том, что деление на 0 невозможно.</text:p>
          </table:table-cell>
          <table:table-cell table:style-name="Таблица1.G3" office:value-type="string">
            <text:p text:style-name="P66">Passed</text:p>
          </table:table-cell>
        </table:table-row>
        <table:table-row table:style-name="Таблица1.2">
          <table:table-cell table:style-name="Таблица1.A2" office:value-type="string">
            <text:p text:style-name="P56">3</text:p>
          </table:table-cell>
          <table:table-cell table:style-name="Таблица1.A2" office:value-type="string">
            <text:p text:style-name="P57">Проверка исключения несоответсвующего типа</text:p>
          </table:table-cell>
          <table:table-cell table:style-name="Таблица1.C4" office:value-type="string">
            <text:p text:style-name="P67">y</text:p>
          </table:table-cell>
          <table:table-cell table:style-name="Таблица1.D4" office:value-type="string">
            <text:p text:style-name="P57">Запустить приложение</text:p>
          </table:table-cell>
          <table:table-cell table:style-name="Таблица1.E4" office:value-type="string">
            <text:p text:style-name="P57">1. Ввести значение <text:span text:style-name="T70">строки</text:span>;</text:p>
            <text:p text:style-name="P57">2. Получить соответствующее сообщение об ошибке.</text:p>
          </table:table-cell>
          <table:table-cell table:style-name="Таблица1.F4" office:value-type="string">
            <text:p text:style-name="P57">Вывод ошибки о том, что введено значение <text:span text:style-name="T71">некорректное значение</text:span>.</text:p>
          </table:table-cell>
          <table:table-cell table:style-name="Таблица1.G4" office:value-type="string">
            <text:p text:style-name="P66">Passed</text:p>
          </table:table-cell>
        </table:table-row>
        <table:table-row table:style-name="Таблица1.5">
          <table:table-cell table:style-name="Таблица1.A2" office:value-type="string">
            <text:p text:style-name="P56">4</text:p>
          </table:table-cell>
          <table:table-cell table:style-name="Таблица1.A2" office:value-type="string">
            <text:p text:style-name="P57">Проверка исключения на выход за пределы целевого типа</text:p>
          </table:table-cell>
          <table:table-cell table:style-name="Таблица1.C5" office:value-type="string">
            <text:p text:style-name="P57"><draw:frame draw:style-name="fr2" draw:name="Объект2" text:anchor-type="as-char" svg:y="-0.439cm" svg:width="1.321cm" svg:height="0.53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D5" office:value-type="string">
            <text:p text:style-name="P57">Запустить приложение</text:p>
          </table:table-cell>
          <table:table-cell table:style-name="Таблица1.E5" office:value-type="string">
            <text:p text:style-name="P57">1. <text:span text:style-name="T31">Ввести значение;</text:span></text:p>
            <text:p text:style-name="P57">2. <text:span text:style-name="T31">Получить <text:s/>сообщение об ошибке.</text:span></text:p>
          </table:table-cell>
          <table:table-cell table:style-name="Таблица1.F5" office:value-type="string">
            <text:p text:style-name="P57">Вывод ошибки о том, что введено значение, находящееся за пределами <text:span text:style-name="T37">используемого </text:span>типа <text:span text:style-name="T72">даных</text:span>.</text:p>
          </table:table-cell>
          <table:table-cell table:style-name="Таблица1.G5" office:value-type="string">
            <text:p text:style-name="P66">Passed</text:p>
          </table:table-cell>
        </table:table-row>
        <table:table-row table:style-name="Таблица1.2">
          <table:table-cell table:style-name="Таблица1.A2" office:value-type="string">
            <text:p text:style-name="P56">5</text:p>
          </table:table-cell>
          <table:table-cell table:style-name="Таблица1.A2" office:value-type="string">
            <text:p text:style-name="P57">Проверка исключения на <text:soft-page-break/>неопределенность</text:p>
            <text:p text:style-name="P68">вида <text:span text:style-name="T16">0 / 0</text:span></text:p>
          </table:table-cell>
          <table:table-cell table:style-name="Таблица1.C6" office:value-type="string">
            <text:p text:style-name="P57">0, <text:span text:style-name="T21">0</text:span></text:p>
          </table:table-cell>
          <table:table-cell table:style-name="Таблица1.D6" office:value-type="string">
            <text:p text:style-name="P57">Запустить приложение</text:p>
          </table:table-cell>
          <table:table-cell table:style-name="Таблица1.E6" office:value-type="string">
            <text:p text:style-name="P57">1. Ввести значение;</text:p>
            <text:p text:style-name="P57">2. <text:span text:style-name="T31">Получить </text:span><text:soft-page-break/><text:span text:style-name="T31">соответствующее сообщение об ошибке.</text:span></text:p>
            <text:p text:style-name="P57"/>
          </table:table-cell>
          <table:table-cell table:style-name="Таблица1.F6" office:value-type="string">
            <text:p text:style-name="P57">Вывод <text:span text:style-name="T73">сообщения</text:span> о том, что <text:span text:style-name="T73">получилась </text:span><text:soft-page-break/><text:span text:style-name="T73">неопределённость</text:span></text:p>
          </table:table-cell>
          <table:table-cell table:style-name="Таблица1.G6" office:value-type="string">
            <text:p text:style-name="P66">Failed</text:p>
          </table:table-cell>
        </table:table-row>
        <table:table-row table:style-name="Таблица1.2">
          <table:table-cell table:style-name="Таблица1.A2" office:value-type="string">
            <text:p text:style-name="P56">6</text:p>
          </table:table-cell>
          <table:table-cell table:style-name="Таблица1.A2" office:value-type="string">
            <text:p text:style-name="P57">Проверка на правильность и совпадение вычислений <text:span text:style-name="T16">Z1 </text:span><text:span text:style-name="T31">и </text:span><text:span text:style-name="T16">Z2</text:span></text:p>
          </table:table-cell>
          <table:table-cell table:style-name="Таблица1.C7" office:value-type="string">
            <text:p text:style-name="P57">4</text:p>
          </table:table-cell>
          <table:table-cell table:style-name="Таблица1.D7" office:value-type="string">
            <text:p text:style-name="P57">Запустить приложение</text:p>
          </table:table-cell>
          <table:table-cell table:style-name="Таблица1.E7" office:value-type="string">
            <text:p text:style-name="P57">1. Ввести значение;</text:p>
            <text:p text:style-name="P57">2. <text:span text:style-name="T31">Получить сообщение с выводом результата</text:span></text:p>
          </table:table-cell>
          <table:table-cell table:style-name="Таблица1.F7" office:value-type="string">
            <text:p text:style-name="P57">Вывод двух<text:span text:style-name="T16"> </text:span><text:span text:style-name="T38">п</text:span><text:span text:style-name="T38">р</text:span><text:span text:style-name="T38">иб</text:span><text:span text:style-name="T38">л</text:span><text:span text:style-name="T38">изительно</text:span><text:span text:style-name="T16"> </text:span>совпадающих результатов вычислений <text:span text:style-name="T16">Z1 </text:span><text:span text:style-name="T31">и </text:span><text:span text:style-name="T16">Z2</text:span></text:p>
          </table:table-cell>
          <table:table-cell table:style-name="Таблица1.G7" office:value-type="string">
            <text:p text:style-name="P66">Passed</text:p>
          </table:table-cell>
        </table:table-row>
      </table:table>
      <text:p text:style-name="P36"/>
      <text:p text:style-name="P38">Таблица <text:sequence text:ref-name="refTable2" text:name="Table" text:formula="ooow:Table+1" style:num-format="1">3</text:sequence>. <text:span text:style-name="T36">Баг-репорт </text:span><text:span text:style-name="T24">ID-5</text:span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61">Номер</text:p>
          </table:table-cell>
          <table:table-cell table:style-name="Таблица4.B1" office:value-type="string">
            <text:p text:style-name="P72"><text:span text:style-name="Emphasis"><text:span text:style-name="T58">Название</text:span></text:span></text:p>
          </table:table-cell>
          <table:table-cell table:style-name="Таблица4.C1" office:value-type="string">
            <text:p text:style-name="P61">Шаги для воспроизведения</text:p>
          </table:table-cell>
          <table:table-cell table:style-name="Таблица4.D1" office:value-type="string">
            <text:p text:style-name="P61">Ожидаемый результат</text:p>
          </table:table-cell>
          <table:table-cell table:style-name="Таблица4.E1" office:value-type="string">
            <text:p text:style-name="P61">Фактический результат</text:p>
          </table:table-cell>
          <table:table-cell table:style-name="Таблица4.F1" office:value-type="string">
            <text:p text:style-name="P61">Комментарии</text:p>
          </table:table-cell>
          <table:table-cell table:style-name="Таблица4.G1" office:value-type="string">
            <text:p text:style-name="P61">Среда выполнения</text:p>
          </table:table-cell>
        </table:table-row>
        <table:table-row table:style-name="Таблица4.2">
          <table:table-cell table:style-name="Таблица4.A2" office:value-type="string">
            <text:p text:style-name="P59">1</text:p>
          </table:table-cell>
          <table:table-cell table:style-name="Таблица4.B2" office:value-type="string">
            <text:p text:style-name="P72"><text:span text:style-name="Emphasis"><text:span text:style-name="T58">Отсутствие обработки исключений на неопределенность.</text:span></text:span></text:p>
          </table:table-cell>
          <table:table-cell table:style-name="Таблица4.C2" office:value-type="string">
            <text:p text:style-name="P73"><text:span text:style-name="T60">1.</text:span><text:span text:style-name="T58">Запустить приложение </text:span><text:span text:style-name="T60">2.</text:span><text:span text:style-name="T61">В</text:span><text:span text:style-name="T59">вести двум переменным значение </text:span><text:span text:style-name="T63">0</text:span></text:p>
          </table:table-cell>
          <table:table-cell table:style-name="Таблица4.D2" office:value-type="string">
            <text:p text:style-name="P61">Вывод сообщения о том, что <text:span text:style-name="T74">получилась неопределённость</text:span>.</text:p>
          </table:table-cell>
          <table:table-cell table:style-name="Таблица4.E2" office:value-type="string">
            <text:p text:style-name="P62">Срабатывание исключения на <text:span text:style-name="T31">деление на 0</text:span></text:p>
          </table:table-cell>
          <table:table-cell table:style-name="Таблица4.F2" office:value-type="string">
            <text:p text:style-name="P69">Для того чтобы увидеть неопределённость(если она необходима) необходимо переписать логику программы</text:p>
          </table:table-cell>
          <table:table-cell table:style-name="Таблица4.G2" office:value-type="string">
            <text:p text:style-name="P61">Windows 10 Pro, <text:span text:style-name="T25">Visual Code, </text:span><text:span text:style-name="T31">консольное приложение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9"><text:soft-page-break/>Таблица <text:sequence text:ref-name="refTable3" text:name="Table" text:formula="ooow:Table+1" style:num-format="1">4</text:sequence>. <text:span text:style-name="T36">Баг-репорт </text:span><text:span text:style-name="T24">ID-</text:span><text:span text:style-name="T26">3</text:span>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63">Номер</text:p>
          </table:table-cell>
          <table:table-cell table:style-name="Таблица3.B1" office:value-type="string">
            <text:p text:style-name="P73"><text:span text:style-name="Emphasis"><text:span text:style-name="T58">Название</text:span></text:span></text:p>
          </table:table-cell>
          <table:table-cell table:style-name="Таблица3.C1" office:value-type="string">
            <text:p text:style-name="P63">Шаги для воспроизведения</text:p>
          </table:table-cell>
          <table:table-cell table:style-name="Таблица3.D1" office:value-type="string">
            <text:p text:style-name="P63">Ожидаемый результат</text:p>
          </table:table-cell>
          <table:table-cell table:style-name="Таблица3.E1" office:value-type="string">
            <text:p text:style-name="P63">Фактический результат</text:p>
          </table:table-cell>
          <table:table-cell table:style-name="Таблица3.F1" office:value-type="string">
            <text:p text:style-name="P63">Комментарии</text:p>
          </table:table-cell>
          <table:table-cell table:style-name="Таблица3.G1" office:value-type="string">
            <text:p text:style-name="P63">Среда выполнения</text:p>
          </table:table-cell>
        </table:table-row>
        <table:table-row table:style-name="Таблица3.2">
          <table:table-cell table:style-name="Таблица3.A2" office:value-type="string">
            <text:p text:style-name="P60">1</text:p>
          </table:table-cell>
          <table:table-cell table:style-name="Таблица3.B2" office:value-type="string">
            <text:p text:style-name="P74"><text:span text:style-name="Emphasis"><text:span text:style-name="T64">Отсутствие обработки нескольких исключений одновременно(вывод сообщения только одного исключения)</text:span></text:span></text:p>
          </table:table-cell>
          <table:table-cell table:style-name="Таблица3.C2" office:value-type="string">
            <text:p text:style-name="P63"><text:span text:style-name="T75">1.</text:span>Запустить приложение</text:p>
            <text:p text:style-name="P64">2.Ввести данные для срабатывания двух исключений(например <text:span text:style-name="T16">0 </text:span><text:span text:style-name="T31">и </text:span><text:span text:style-name="T16">y)</text:span></text:p>
          </table:table-cell>
          <table:table-cell table:style-name="Таблица3.D2" office:value-type="string">
            <text:p text:style-name="P63">Вывод соо<text:span text:style-name="T76">бщений двух исключений</text:span></text:p>
          </table:table-cell>
          <table:table-cell table:style-name="Таблица3.E2" office:value-type="string">
            <text:p text:style-name="P65"><text:span text:style-name="T31">Вывод сообщения исключения </text:span><text:span text:style-name="T16">FormatException</text:span></text:p>
          </table:table-cell>
          <table:table-cell table:style-name="Таблица3.F2" office:value-type="string">
            <text:p text:style-name="P70">Блоки <text:span text:style-name="T16">catch </text:span>в <text:span text:style-name="T16">c# </text:span>выполняются последовательно и после срабатывания одного блока <text:span text:style-name="T16">catch </text:span>программа возвращается к старту цикла, <text:span text:style-name="T77">не обработав другие исключения</text:span>.</text:p>
          </table:table-cell>
          <table:table-cell table:style-name="Таблица3.G2" office:value-type="string">
            <text:p text:style-name="P63">Windows 10 Pro, <text:span text:style-name="T25">Visual Code, </text:span><text:span text:style-name="T31">консольное приложение</text:span></text:p>
          </table:table-cell>
        </table:table-row>
      </table:table>
      <text:p text:style-name="P34"/>
      <text:h text:style-name="P26" text:outline-level="2"><text:span text:style-name="T27">5 </text:span>Вывод</text:h>
      <text:p text:style-name="P84">В ходе данной работы был получен опыт по контролю исключительных ситуаций при выполнении арифметических операций. <text:span text:style-name="T39">Всего в программе обрабатывается </text:span><text:span text:style-name="T28">4 </text:span><text:span text:style-name="T39">исключения 2 из которых являются внутренними для основного исключения. </text:span><text:span text:style-name="T40">По таблицам 3 и 4 видно что в программе имеются ошибки связанные с её логикой а также имеются ошибки связанные со спецификой обработки исключений в </text:span><text:span text:style-name="T29">c#. </text:span><text:span text:style-name="T41">В таблицах 1 и 2 приведены чек-листы и тест-кейсы, в результате проведения которых и были выявлены данные баг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>
      <style:footer>
        <text:p text:style-name="MP1"><text:bookmark-start text:name="PageNumWizard_FOOTER_Альбомный8"/><text:page-number text:select-page="current">10</text:page-number><text:bookmark-end text:name="PageNumWizard_FOOTER_Альбомный8"/></text:p>
      </style:footer>
    </style:master-page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7H37M51S</meta:editing-duration>
    <meta:editing-cycles>168</meta:editing-cycles>
    <meta:generator>LibreOffice/24.2.2.2$Windows_X86_64 LibreOffice_project/d56cc158d8a96260b836f100ef4b4ef25d6f1a01</meta:generator>
    <dc:title>Реферат ГОСТ</dc:title>
    <dc:date>2024-04-08T23:53:29.546000000</dc:date>
    <meta:print-date>2024-04-01T21:19:47.713484125</meta:print-date>
    <meta:printed-by>Файлы PDF</meta:printed-by>
    <meta:document-statistic meta:table-count="4" meta:image-count="0" meta:object-count="3" meta:page-count="11" meta:paragraph-count="246" meta:word-count="1287" meta:character-count="10309" meta:non-whitespace-character-count="8421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

<file path=Object 1/content.xml><?xml version="1.0" encoding="utf-8"?>
<math xmlns="http://www.w3.org/1998/Math/MathML" display="block">
  <semantics>
    <mrow>
      <msub>
        <mi>Z</mi>
        <mn>1</mn>
      </msub>
      <mo stretchy="false">=</mo>
      <mfrac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row>
            <msqrt>
              <mi>m</mi>
            </msqrt>
            <mo stretchy="false">−</mo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  <msqrt>
            <mi>n</mi>
          </msqrt>
        </mrow>
        <mrow>
          <msqrt>
            <mrow>
              <msup>
                <mi>m</mi>
                <mn>3</mn>
              </msup>
              <mi>n</mi>
            </mrow>
          </msqrt>
          <mo stretchy="false">+</mo>
          <mi mathvariant="italic">nm</mi>
          <mo stretchy="false">+</mo>
          <msup>
            <mi>m</mi>
            <mn>2</mn>
          </msup>
          <mo stretchy="false">−</mo>
          <mi>m</mi>
        </mrow>
      </mfrac>
    </mrow>
    <annotation encoding="StarMath 5.0">Z_{1} = {(m-1)sqrt{m}-(n-1)sqrt{n}} over {sqrt{m^3 n} + nm + m^2 - m} </annotation>
  </semantics>
</math>
</file>

<file path=Object 2/content.xml><?xml version="1.0" encoding="utf-8"?>
<math xmlns="http://www.w3.org/1998/Math/MathML" display="block">
  <semantics>
    <mrow>
      <msub>
        <mi>Z</mi>
        <mn>2</mn>
      </msub>
      <mo stretchy="false">=</mo>
      <mfrac>
        <mrow>
          <msqrt>
            <mi>m</mi>
          </msqrt>
          <mo stretchy="false">−</mo>
          <msqrt>
            <mi>n</mi>
          </msqrt>
        </mrow>
        <mi>m</mi>
      </mfrac>
    </mrow>
    <annotation encoding="StarMath 5.0">Z_{2} = {sqrt{m}-sqrt{n}} over {m} </annotation>
  </semantics>
</math>
</file>

<file path=Object 3/content.xml><?xml version="1.0" encoding="utf-8"?>
<math xmlns="http://www.w3.org/1998/Math/MathML" display="block">
  <semantics>
    <mrow>
      <mn>9</mn>
      <mo stretchy="false">∗</mo>
      <msup>
        <mn>10</mn>
        <mn>197</mn>
      </msup>
    </mrow>
    <annotation encoding="StarMath 5.0">9*10^197</annotation>
  </semantics>
</math>
</file>